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">
        <style:list-level-properties text:space-before="0.489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989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Wingdings" style:font-name-asian="Wingdings" style:font-name-complex="Wingdings"/>
    </style:style>
    <style:style style:name="P3" style:parent-style-name="Listenabsatz" style:list-style-name="LFO1" style:family="paragraph"/>
    <style:style style:name="P4" style:parent-style-name="Listenabsatz" style:list-style-name="LFO1" style:family="paragraph"/>
    <style:style style:name="P5" style:parent-style-name="Listenabsatz" style:family="paragraph">
      <style:paragraph-properties fo:margin-left="0.7395in">
        <style:tab-stops/>
      </style:paragraph-properties>
    </style:style>
    <style:style style:name="P6" style:parent-style-name="Listenabsatz" style:family="paragraph">
      <style:paragraph-properties fo:margin-left="0.7395in">
        <style:tab-stops/>
      </style:paragraph-properties>
    </style:style>
    <style:style style:name="P7" style:parent-style-name="Listenabsatz" style:family="paragraph">
      <style:paragraph-properties fo:margin-left="0.7395in">
        <style:tab-stops/>
      </style:paragraph-properties>
    </style:style>
    <style:style style:name="P8" style:parent-style-name="Listenabsatz" style:list-style-name="LFO1" style:family="paragraph"/>
    <style:style style:name="P9" style:parent-style-name="Listenabsatz" style:list-style-name="LFO1" style:family="paragraph"/>
    <style:style style:name="P10" style:parent-style-name="Listenabsatz" style:list-style-name="LFO1" style:family="paragraph"/>
    <style:style style:name="P11" style:parent-style-name="Listenabsatz" style:list-style-name="LFO1" style:family="paragraph"/>
    <style:style style:name="P12" style:parent-style-name="Standard" style:family="paragraph">
      <style:paragraph-properties fo:margin-left="0.4895in">
        <style:tab-stops/>
      </style:paragraph-properties>
    </style:style>
  </office:automatic-styles>
  <office:body>
    <office:text text:use-soft-page-breaks="true">
      <text:p text:style-name="P1">Unterstützt: Stück software, vereinheitlichter ablauf, mit vorgaben wie es aussehen muss, STANDARDS</text:p>
      <text:p text:style-name="Standard"/>
      <text:p text:style-name="Standard">Lastenhaft</text:p>
      <text:p text:style-name="Standard">Kostenschätzung<text:s/><text:span text:style-name="T2"></text:span><text:s/>2 Modelle genügend</text:p>
      <text:p text:style-name="Standard"><text:tab/>Kostenfaktoren optimieren</text:p>
      <text:list text:style-name="LFO1" text:continue-numbering="true">
        <text:list-item>
          <text:p text:style-name="P3">Vergelichbare Objekte</text:p>
        </text:list-item>
        <text:list-item>
          <text:p text:style-name="P4">Ist/soll kosten vergleichen -&gt; nachkalkulation</text:p>
        </text:list-item>
      </text:list>
      <text:p text:style-name="P5">Kostenvergleichen</text:p>
      <text:p text:style-name="P6">Modell 1 vs Modell 2<text:s/></text:p>
      <text:p text:style-name="P7">2 Nackte Zahlen<text:s/></text:p>
      <text:p text:style-name="Standard">Meilensteinplan</text:p>
      <text:p text:style-name="Standard">-&gt;gängiges austauschbares Format</text:p>
      <text:p text:style-name="Standard">Druckfunktion -&gt; alles PDF, keine reale Druckfunktion</text:p>
      <text:p text:style-name="Standard">Speichern in XML nach Standards</text:p>
      <text:p text:style-name="Standard"/>
      <text:p text:style-name="Standard">Integration in VisualStudio besser, schlimmstenfalls in Eclipse</text:p>
      <text:p text:style-name="Standard">99,1 % zuverlässig -&gt; nicht abstürzen</text:p>
      <text:p text:style-name="Standard">Reaktionszeit -&gt; halbe Sekunde</text:p>
      <text:p text:style-name="Standard">Welche Eingabefehler</text:p>
      <text:list text:style-name="LFO1" text:continue-numbering="true">
        <text:list-item>
          <text:p text:style-name="P8">Datenformate müssen stimmen</text:p>
        </text:list-item>
        <text:list-item>
          <text:p text:style-name="P9">Plausibilitätsprüfung verschiedener Daten</text:p>
        </text:list-item>
      </text:list>
      <text:p text:style-name="Standard">Zielgruppe</text:p>
      <text:list text:style-name="LFO1" text:continue-numbering="true">
        <text:list-item>
          <text:p text:style-name="P10">Im Unternehmen, überschaubare Gruppe</text:p>
        </text:list-item>
        <text:list-item>
          <text:p text:style-name="P11">Funktionalität vor Wartung und Installation</text:p>
        </text:list-item>
      </text:list>
      <text:p text:style-name="P12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489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989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aphael</meta:initial-creator>
    <dc:creator>Raphael</dc:creator>
    <meta:creation-date>2012-09-26T14:46:00Z</meta:creation-date>
    <dc:date>2012-09-26T15:50:00Z</dc:date>
    <meta:template xlink:href="Normal.dotm" xlink:type="simple"/>
    <meta:editing-cycles>1</meta:editing-cycles>
    <meta:editing-duration>PT0S</meta:editing-duration>
    <meta:document-statistic meta:page-count="1" meta:paragraph-count="1" meta:word-count="103" meta:character-count="755" meta:row-count="5" meta:non-whitespace-character-count="653"/>
  </office:meta>
</office:document-meta>
</file>